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06cm" fo:margin-left="0.619cm" fo:margin-right="0.321cm" table:align="margins"/>
    </style:style>
    <style:style style:name="Tableau2.A" style:family="table-column">
      <style:table-column-properties style:column-width="2.328cm" style:rel-column-width="9500*"/>
    </style:style>
    <style:style style:name="Tableau2.B" style:family="table-column">
      <style:table-column-properties style:column-width="6.244cm" style:rel-column-width="25479*"/>
    </style:style>
    <style:style style:name="Tableau2.C" style:family="table-column">
      <style:table-column-properties style:column-width="7.488cm" style:rel-column-width="30556*"/>
    </style:style>
    <style:style style:name="Tableau2.A1" style:family="table-cell">
      <style:table-cell-properties fo:padding="0.097cm" fo:border="none"/>
    </style:style>
    <style:style style:name="tabMotif" style:family="table">
      <style:table-properties style:width="15.319cm" fo:margin-left="1.334cm" fo:margin-right="0.347cm" table:align="margins"/>
    </style:style>
    <style:style style:name="tabMotif.A" style:family="table-column">
      <style:table-column-properties style:column-width="7.819cm" style:rel-column-width="33450*"/>
    </style:style>
    <style:style style:name="tabMotif.B" style:family="table-column">
      <style:table-column-properties style:column-width="7.5cm" style:rel-column-width="32085*"/>
    </style:style>
    <style:style style:name="tabMotif.1" style:family="table-row">
      <style:table-row-properties style:row-height="0.011cm"/>
    </style:style>
    <style:style style:name="tabMotif.A1" style:family="table-cell">
      <style:table-cell-properties fo:background-color="transparent" fo:padding="0cm" fo:border="none">
        <style:background-image/>
      </style:table-cell-properties>
    </style:style>
    <style:style style:name="tabAdresse" style:family="table">
      <style:table-properties style:width="15.028cm" fo:margin-left="1.625cm" fo:margin-right="0.347cm" table:align="margins"/>
    </style:style>
    <style:style style:name="tabAdresse.A" style:family="table-column">
      <style:table-column-properties style:column-width="7.541cm" style:rel-column-width="32882*"/>
    </style:style>
    <style:style style:name="tabAdresse.B" style:family="table-column">
      <style:table-column-properties style:column-width="7.488cm" style:rel-column-width="32653*"/>
    </style:style>
    <style:style style:name="tabAdresse.1" style:family="table-row">
      <style:table-row-properties style:row-height="0.011cm"/>
    </style:style>
    <style:style style:name="tabAdresse.A1" style:family="table-cell">
      <style:table-cell-properties fo:padding="0cm" fo:border="none"/>
    </style:style>
    <style:style style:name="tabAdresse.2" style:family="table-row">
      <style:table-row-properties style:min-row-height="0.499cm"/>
    </style:style>
    <style:style style:name="Tableau1" style:family="table">
      <style:table-properties style:width="16.06cm" fo:margin-left="0.619cm" fo:margin-right="0.321cm" table:align="margins"/>
    </style:style>
    <style:style style:name="Tableau1.A" style:family="table-column">
      <style:table-column-properties style:column-width="16.06cm" style:rel-column-width="65535*"/>
    </style:style>
    <style:style style:name="Tableau1.A1" style:family="table-cell">
      <style:table-cell-properties fo:padding="0.097cm" fo:border="none"/>
    </style:style>
    <style:style style:name="tabAnnexes" style:family="table">
      <style:table-properties style:width="16.076cm" fo:margin-left="0.619cm" fo:margin-right="0.305cm" table:align="margins" fo:keep-with-next="always" style:may-break-between-rows="false"/>
    </style:style>
    <style:style style:name="tabAnnexes.A" style:family="table-column">
      <style:table-column-properties style:column-width="2.17cm" style:rel-column-width="8844*"/>
    </style:style>
    <style:style style:name="tabAnnexes.B" style:family="table-column">
      <style:table-column-properties style:column-width="0.291cm" style:rel-column-width="1186*"/>
    </style:style>
    <style:style style:name="tabAnnexes.C" style:family="table-column">
      <style:table-column-properties style:column-width="13.615cm" style:rel-column-width="55505*"/>
    </style:style>
    <style:style style:name="tabAnnexes.1" style:family="table-row">
      <style:table-row-properties style:row-height="0.011cm" style:keep-together="false" fo:keep-together="always"/>
    </style:style>
    <style:style style:name="tabAnnexes.A1" style:family="table-cell">
      <style:table-cell-properties fo:padding="0cm" fo:border="none"/>
    </style:style>
    <style:style style:name="tabAnnexes.2" style:family="table-row">
      <style:table-row-properties style:min-row-height="0.499cm" style:keep-together="false" fo:keep-together="always"/>
    </style:style>
    <style:style style:name="P1" style:family="paragraph" style:parent-style-name="Table_20_Contents">
      <style:paragraph-properties fo:text-align="start" style:justify-single-word="false"/>
      <style:text-properties style:font-name="Arial Narrow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P2" style:family="paragraph" style:parent-style-name="Table_20_Contents">
      <style:paragraph-properties fo:text-align="justify" style:justify-single-word="false"/>
      <style:text-properties style:font-name="Arial Narrow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 Narrow" fo:font-size="11pt" fo:font-style="normal" style:text-underline-style="none" style:font-name-asian="Arial1" style:font-size-asian="11pt" style:font-style-asian="normal" style:font-name-complex="Arial1" style:font-size-complex="11pt" style:font-style-complex="normal"/>
    </style:style>
    <style:style style:name="P4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 Narrow" fo:font-size="11pt" fo:font-style="normal" style:font-size-asian="11pt" style:font-style-asian="normal" style:font-size-complex="11pt" style:font-style-complex="normal"/>
    </style:style>
    <style:style style:name="P5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 Narrow" fo:font-size="11pt" fo:font-style="normal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font-name="Arial Narrow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 Narrow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 Narrow" fo:font-size="16pt" fo:font-style="normal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P9" style:family="paragraph" style:parent-style-name="Standard">
      <style:paragraph-properties fo:text-align="justify" style:justify-single-word="false" fo:keep-together="always" fo:background-color="transparent" style:shadow="none" fo:keep-with-next="always" style:join-border="false">
        <style:tab-stops>
          <style:tab-stop style:position="8.948cm"/>
        </style:tab-stops>
        <style:background-image/>
      </style:paragraph-properties>
      <style:text-properties style:font-name="Arial Narrow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Table_20_Contents">
      <style:paragraph-properties fo:margin-left="0.711cm" fo:margin-right="0cm" fo:text-align="start" style:justify-single-word="false" fo:text-indent="0cm" style:auto-text-indent="false"/>
      <style:text-properties style:font-name="Arial Narrow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P11" style:family="paragraph" style:parent-style-name="Standard" style:master-page-name="First_20_Page">
      <style:paragraph-properties fo:text-align="justify" style:justify-single-word="false" style:page-number="auto"/>
      <style:text-properties style:font-name="Arial Narrow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%#include enTetesDecision#%</text:p>
      <text:p text:style-name="P6"/>
      <text:p text:style-name="P6"/>
      <text:p text:style-name="P8">%=TITRE_DOCUMENT=%</text:p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7">%=TITRE_NSS=%</text:p>
          </table:table-cell>
          <table:table-cell table:style-name="Tableau2.A1" office:value-type="string">
            <text:p text:style-name="P7">%=NSS_TIERS=%</text:p>
            <text:p text:style-name="P7">%=NOM_TIERS=%</text:p>
          </table:table-cell>
          <table:table-cell table:style-name="Tableau2.A1" office:value-type="string">
            <text:p text:style-name="P7">%=TITRE_DETAIL_ADRESSE_TIERS=%</text:p>
            <text:p text:style-name="P7">%=DETAIL_ADRESSE_TIERS=%</text:p>
          </table:table-cell>
        </table:table-row>
      </table:table>
      <text:p text:style-name="P6"/>
      <text:p text:style-name="P6"><text:s text:c="6"/>%=TITRE_MOTIFS=%</text:p>
      <table:table table:name="tabMotif" table:style-name="tabMotif">
        <table:table-column table:style-name="tabMotif.A"/>
        <table:table-column table:style-name="tabMotif.B"/>
        <table:table-row table:style-name="tabMotif.1">
          <table:table-cell table:style-name="tabMotif.A1" office:value-type="string">
            <text:p text:style-name="P1"/>
          </table:table-cell>
          <table:table-cell table:style-name="tabMotif.A1" office:value-type="string">
            <text:p text:style-name="P1"/>
          </table:table-cell>
        </table:table-row>
        <table:table-row>
          <table:table-cell table:style-name="tabMotif.A1" office:value-type="string">
            <text:p text:style-name="P1">%{ligneMotif}%%=MOTIF=%</text:p>
          </table:table-cell>
          <table:table-cell table:style-name="tabMotif.A1" office:value-type="string">
            <text:p text:style-name="P1">%=TEXTE_MOTIF=%</text:p>
          </table:table-cell>
        </table:table-row>
      </table:table>
      <table:table table:name="tabAdresse" table:style-name="tabAdresse">
        <table:table-column table:style-name="tabAdresse.A"/>
        <table:table-column table:style-name="tabAdresse.B"/>
        <table:table-row table:style-name="tabAdresse.1">
          <table:table-cell table:style-name="tabAdresse.A1" office:value-type="string">
            <text:p text:style-name="P2"/>
          </table:table-cell>
          <table:table-cell table:style-name="tabAdresse.A1" office:value-type="string">
            <text:p text:style-name="P2"/>
          </table:table-cell>
        </table:table-row>
        <table:table-row table:style-name="tabAdresse.2">
          <table:table-cell table:style-name="tabAdresse.A1" office:value-type="string">
            <text:p text:style-name="P1">%{ligneAdresse}%%=ADRESSE_REP=%</text:p>
          </table:table-cell>
          <table:table-cell table:style-name="tabAdresse.A1" office:value-type="string">
            <text:p text:style-name="P1">%=ADRESSE_AUT=%</text:p>
          </table:table-cell>
        </table:table-row>
      </table:table>
      <text:p text:style-name="P6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%=TITRE_OBSERVATION=%</text:p>
          </table:table-cell>
        </table:table-row>
        <table:table-row>
          <table:table-cell table:style-name="Tableau1.A1" office:value-type="string">
            <text:p text:style-name="P10">%=TEXTE_OBSERVATION=%</text:p>
          </table:table-cell>
        </table:table-row>
      </table:table>
      <text:p text:style-name="P6"/>
      <text:p text:style-name="P6"/>
      <text:p text:style-name="P6"><text:tab/><text:tab/><text:tab/><text:tab/><text:tab/><text:tab/><text:tab/><text:tab/>%#include signatures/standard#%</text:p>
      <text:p text:style-name="P5">%=pushToEnd()=%</text:p>
      <table:table table:name="tabAnnexes" table:style-name="tabAnnexes">
        <table:table-column table:style-name="tabAnnexes.A"/>
        <table:table-column table:style-name="tabAnnexes.B"/>
        <table:table-column table:style-name="tabAnnexes.C"/>
        <table:table-row table:style-name="tabAnnexes.1">
          <table:table-cell table:style-name="tabAnnexes.A1" office:value-type="string">
            <text:p text:style-name="P4"/>
          </table:table-cell>
          <table:table-cell table:style-name="tabAnnexes.A1" office:value-type="string">
            <text:p text:style-name="P4"/>
          </table:table-cell>
          <table:table-cell table:style-name="tabAnnexes.A1" office:value-type="string">
            <text:p text:style-name="P4"/>
          </table:table-cell>
        </table:table-row>
        <table:table-row table:style-name="tabAnnexes.2">
          <table:table-cell table:style-name="tabAnnexes.A1" office:value-type="string">
            <text:p text:style-name="P4"><text:span text:style-name="T2">%{ligneannexes}%</text:span><text:span text:style-name="T1">%=TITRE_ANNEXE=%</text:span></text:p>
          </table:table-cell>
          <table:table-cell table:style-name="tabAnnexes.A1" office:value-type="string">
            <text:p text:style-name="P4"/>
          </table:table-cell>
          <table:table-cell table:style-name="tabAnnexes.A1" office:value-type="string">
            <text:p text:style-name="P4">%=TEXTE_ANNEXE=%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289cm" fo:margin-bottom="0.67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2H36M43S</meta:editing-duration>
    <meta:editing-cycles>44</meta:editing-cycles>
    <meta:generator>OpenOffice.org/3.3$Win32 OpenOffice.org_project/330m20$Build-9567</meta:generator>
    <dc:date>2015-06-29T11:58:17.77</dc:date>
    <meta:document-statistic meta:table-count="5" meta:image-count="0" meta:object-count="0" meta:page-count="1" meta:paragraph-count="18" meta:word-count="20" meta:character-count="388"/>
    <meta:user-defined meta:name="Info 1"/>
    <meta:user-defined meta:name="Info 2"/>
    <meta:user-defined meta:name="Info 3"/>
    <meta:user-defined meta:name="Info 4"/>
  </office:meta>
</office:document-meta>
</file>